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6000001FDE3BA7138D9C5B1D0.png" manifest:media-type="image/png"/>
  <manifest:file-entry manifest:full-path="Pictures/10026AC200004B09000034A80AEAAF998B2C4C53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0.6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9cm" fo:min-width="1.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9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0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T2" style:family="text">
      <style:text-properties style:text-position="sub 58%" style:font-name="Times New Roman"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08cm" svg:height="13.479cm" svg:x="2.492cm" svg:y="1.321cm">
          <draw:image xlink:href="Pictures/10026AC200004B09000034A80AEAAF998B2C4C53.svg" xlink:type="simple" xlink:show="embed" xlink:actuate="onLoad">
            <text:p/>
          </draw:image>
          <draw:image xlink:href="Pictures/10000201000002D6000001FDE3BA7138D9C5B1D0.png" xlink:type="simple" xlink:show="embed" xlink:actuate="onLoad"/>
        </draw:frame>
        <draw:frame draw:style-name="gr2" draw:text-style-name="P2" draw:layer="layout" svg:width="1.141cm" svg:height="1.269cm" svg:x="21.559cm" svg:y="13cm">
          <draw:text-box>
            <text:p><text:span text:style-name="T1">P</text:span><text:span text:style-name="T2">b</text:span></text:p>
          </draw:text-box>
        </draw:frame>
        <draw:frame draw:style-name="gr3" draw:text-style-name="P2" draw:layer="layout" svg:width="1.62cm" svg:height="1.269cm" svg:x="1.38cm" svg:y="1.9cm">
          <draw:text-box>
            <text:p><text:span text:style-name="T1">P</text:span><text:span text:style-name="T2">max</text:span></text:p>
          </draw:text-box>
        </draw:frame>
        <draw:frame draw:style-name="gr4" draw:text-style-name="P4" draw:layer="layout" svg:width="9.464cm" svg:height="1.047cm" svg:x="8.036cm" svg:y="15.1cm">
          <draw:text-box>
            <text:p text:style-name="P3"><text:span text:style-name="T3">Population size, agents alive</text:span></text:p>
          </draw:text-box>
        </draw:frame>
        <draw:frame draw:style-name="gr5" draw:text-style-name="P4" draw:layer="layout" svg:width="7.572cm" svg:height="1.047cm" draw:transform="rotate (1.5707963267949) translate (1.353cm 11.5cm)">
          <draw:text-box>
            <text:p text:style-name="P3"><text:span text:style-name="T3">Adaptive mutation 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10-25T13:43:45.227976816</meta:creation-date>
    <dc:date>2017-10-25T13:55:26.712037167</dc:date>
    <dc:creator>Sergey Budaev</dc:creator>
    <meta:editing-duration>PT10M13S</meta:editing-duration>
    <meta:editing-cycles>2</meta:editing-cycles>
    <meta:generator>LibreOffice/5.1.6.2$Linux_X86_64 LibreOffice_project/07ac168c60a517dba0f0d7bc7540f5afa45f0909</meta:generator>
    <meta:document-statistic meta:object-count="5"/>
  </office:meta>
</office:document-meta>
</file>